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18c8b" officeooo:paragraph-rsid="00018c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граждается {{ surname }} {{ name }} {{ pat }} обуч {{ school 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3:54:21.895224636</meta:creation-date>
    <dc:date>2023-12-10T13:55:06.926746856</dc:date>
    <meta:editing-duration>PT46S</meta:editing-duration>
    <meta:editing-cycles>1</meta:editing-cycles>
    <meta:document-statistic meta:table-count="0" meta:image-count="0" meta:object-count="0" meta:page-count="1" meta:paragraph-count="1" meta:word-count="14" meta:character-count="65" meta:non-whitespace-character-count="52"/>
    <meta:generator>LibreOffice/7.5.8.2$Linux_X86_64 LibreOffice_project/50$Build-2</meta:generator>
  </office:meta>
</office:document-meta>
</file>